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UMNeueHelvetica-Regular" svg:font-family="TUMNeueHelvetica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Times New Roman" fo:font-size="12pt" style:font-name-asian="TUMNeueHelvetica-Regular" style:font-size-asian="12pt" style:font-name-complex="TUMNeueHelvetica-Regular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VM</text:p>
      <text:list xml:id="list498316146006599624" text:style-name="L1">
        <text:list-item>
          <text:p text:style-name="P1">What's the objective?</text:p>
          <text:p text:style-name="P1">Predict test features using SVM</text:p>
        </text:list-item>
        <text:list-item>
          <text:p text:style-name="P1">What's the dataset?</text:p>
          <text:p text:style-name="P1">MNIST dataset which consist of 60000 train and 10000 to test sets</text:p>
        </text:list-item>
        <text:list-item>
          <text:p text:style-name="P1">How did you modify it?</text:p>
          <text:p text:style-name="P1">The 28x28 images are flattened and shaped into vectors (1x784)</text:p>
        </text:list-item>
        <text:list-item>
          <text:p text:style-name="P1">What method did you use and why?</text:p>
          <text:p text:style-name="P1">Different kernels selected such as linear, poly, ..</text:p>
        </text:list-item>
        <text:list-item>
          <text:p text:style-name="P1">What experiments did you run?</text:p>
          <text:p text:style-name="P1">//table</text:p>
        </text:list-item>
        <text:list-item>
          <text:p text:style-name="P1">What are the results?</text:p>
        </text:list-item>
        <text:list-item>
          <text:p text:style-name="P1">Comparison with the state of the art results</text:p>
          <text:p text:style-name="P1"><text:a xlink:type="simple" xlink:href="http://people.cs.umass.edu/~smaji/projects/digits/" text:style-name="Internet_20_link" text:visited-style-name="Visited_20_Internet_20_Link">http://people.cs.umass.edu/~smaji/projects/digits/</text:a></text:p>
        </text:list-item>
        <text:list-item>
          <text:p text:style-name="P1">Give reasons <text:span text:style-name="T1">why your method performed well / poorly</text:span></text:p>
        </text:list-item>
        <text:list-item>
          <text:p text:style-name="P1"><text:span text:style-name="T1">Citations</text:span></text:p>
          <text:p text:style-name="P1"><text:a xlink:type="simple" xlink:href="http://people.cs.umass.edu/~smaji/projects/digits/" text:style-name="Internet_20_link" text:visited-style-name="Visited_20_Internet_20_Link"><text:span text:style-name="T1">http://people.cs.umass.edu/~smaji/projects/digits/</text:span></text:a></text:p>
        </text:list-item>
      </text:list>
      <text:p text:style-name="Standard"><text:span text:style-name="T1"/></text:p>
      <text:p text:style-name="Standard">Decision Tree and Random Forest</text:p>
      <text:list xml:id="list35195909" text:continue-list="list498316146006599624" text:style-name="L1">
        <text:list-item text:start-value="1">
          <text:p text:style-name="P1">What's the objective?</text:p>
          <text:p text:style-name="P1">Predicting test features using decision trees and random forests</text:p>
        </text:list-item>
        <text:list-item>
          <text:p text:style-name="P1">What's the dataset?</text:p>
          <text:p text:style-name="P1">MNIST dataset which consist of 60000 train and 10000 to test sets</text:p>
        </text:list-item>
        <text:list-item>
          <text:p text:style-name="P1">How did you modify it?</text:p>
          <text:p text:style-name="P1">The 28x28 images are flattened and shaped into vectors (1x784)</text:p>
        </text:list-item>
        <text:list-item>
          <text:p text:style-name="P1">What method did you use and why?</text:p>
          <text:p text:style-name="P1">Depth of the tree </text:p>
        </text:list-item>
        <text:list-item>
          <text:p text:style-name="P1">What experiments did you run?</text:p>
          <text:p text:style-name="P1">//table</text:p>
        </text:list-item>
        <text:list-item>
          <text:p text:style-name="P1">What are the results?</text:p>
        </text:list-item>
        <text:list-item>
          <text:p text:style-name="P1">Comparison with the state of the art results</text:p>
          <text:p text:style-name="P1"><text:a xlink:type="simple" xlink:href="http://people.cs.umass.edu/~smaji/projects/digits/" text:style-name="Internet_20_link" text:visited-style-name="Visited_20_Internet_20_Link">http://people.cs.umass.edu/~smaji/projects/digits/</text:a></text:p>
        </text:list-item>
        <text:list-item>
          <text:p text:style-name="P1">Give reasons <text:span text:style-name="T1">why your method performed well / poorly</text:span></text:p>
        </text:list-item>
        <text:list-item>
          <text:p text:style-name="P1"><text:span text:style-name="T1">Citations</text:span></text:p>
          <text:p text:style-name="P1"><text:a xlink:type="simple" xlink:href="http://people.cs.umass.edu/~smaji/projects/digits/" text:style-name="Internet_20_link" text:visited-style-name="Visited_20_Internet_20_Link"><text:span text:style-name="T1">http://people.cs.umass.edu/~smaji/projects/digit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UMNeueHelvetica-Regular" svg:font-family="TUMNeueHelvetica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45S</meta:editing-duration>
    <meta:editing-cycles>9</meta:editing-cycles>
    <meta:generator>OpenOffice/4.1.0$Win32 OpenOffice.org_project/410m18$Build-9764</meta:generator>
    <dc:date>2015-04-23T15:02:36.58</dc:date>
    <meta:document-statistic meta:table-count="0" meta:image-count="0" meta:object-count="0" meta:page-count="1" meta:paragraph-count="34" meta:word-count="190" meta:character-count="1209"/>
    <meta:user-defined meta:name="Info 1"/>
    <meta:user-defined meta:name="Info 2"/>
    <meta:user-defined meta:name="Info 3"/>
    <meta:user-defined meta:name="Info 4"/>
  </office:meta>
</office:document-meta>
</file>